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233427" officeooo:paragraph-rsid="00233427"/>
    </style:style>
    <style:style style:name="P5" style:family="paragraph" style:parent-style-name="Heading_20_1">
      <style:text-properties style:font-name="Liberation Sans1"/>
    </style:style>
    <style:style style:name="P6" style:family="paragraph" style:parent-style-name="Heading_20_1">
      <style:text-properties style:font-name="Liberation Sans1" officeooo:rsid="0012b8a1" officeooo:paragraph-rsid="0012b8a1"/>
    </style:style>
    <style:style style:name="P7" style:family="paragraph" style:parent-style-name="Heading_20_1">
      <style:text-properties style:font-name="Liberation Sans1" officeooo:rsid="000c3824" officeooo:paragraph-rsid="000c3824"/>
    </style:style>
    <style:style style:name="P8" style:family="paragraph" style:parent-style-name="Heading_20_3">
      <style:text-properties style:font-name="Liberation Sans1" officeooo:rsid="000c3824" officeooo:paragraph-rsid="000c3824"/>
    </style:style>
    <style:style style:name="P9" style:family="paragraph" style:parent-style-name="Text_20_body" style:list-style-name="L1">
      <style:text-properties style:font-name="Liberation Sans1" officeooo:paragraph-rsid="000f3e78"/>
    </style:style>
    <style:style style:name="P10" style:family="paragraph" style:parent-style-name="Text_20_body" style:list-style-name="L2">
      <style:text-properties style:font-name="Liberation Sans1" officeooo:rsid="000c3824" officeooo:paragraph-rsid="000c3824"/>
    </style:style>
    <style:style style:name="P11" style:family="paragraph" style:parent-style-name="Text_20_body" style:list-style-name="L3">
      <style:text-properties style:font-name="Liberation Sans1" officeooo:rsid="000c3824" officeooo:paragraph-rsid="000c3824"/>
    </style:style>
    <style:style style:name="P12" style:family="paragraph" style:parent-style-name="Text_20_body" style:list-style-name="L4">
      <style:text-properties style:font-name="Liberation Sans1" officeooo:rsid="000c3824" officeooo:paragraph-rsid="00203dfe"/>
    </style:style>
    <style:style style:name="P13" style:family="paragraph" style:parent-style-name="Text_20_body" style:list-style-name="L4">
      <style:text-properties style:font-name="Liberation Sans1" officeooo:rsid="001e2b3f" officeooo:paragraph-rsid="001e2b3f"/>
    </style:style>
    <style:style style:name="P14" style:family="paragraph" style:parent-style-name="Text_20_body" style:list-style-name="L4">
      <style:text-properties style:font-name="Liberation Sans1" officeooo:rsid="00203dfe" officeooo:paragraph-rsid="00203dfe"/>
    </style:style>
    <style:style style:name="P15" style:family="paragraph" style:parent-style-name="Text_20_body" style:list-style-name="L4">
      <style:text-properties style:font-name="Liberation Sans1" officeooo:rsid="00203dfe" officeooo:paragraph-rsid="00263c7b"/>
    </style:style>
    <style:style style:name="P16" style:family="paragraph" style:parent-style-name="Text_20_body" style:list-style-name="L4">
      <style:text-properties style:font-name="Liberation Sans1" officeooo:rsid="0024b968" officeooo:paragraph-rsid="0024b968"/>
    </style:style>
    <style:style style:name="P17" style:family="paragraph" style:parent-style-name="Text_20_body" style:list-style-name="L4">
      <style:text-properties style:font-name="Liberation Sans1" officeooo:rsid="0021f547" officeooo:paragraph-rsid="0021f547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officeooo:rsid="00190875"/>
    </style:style>
    <style:style style:name="T6" style:family="text">
      <style:text-properties officeooo:rsid="002245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gramme</text:h>
      <text:p text:style-name="P1"><text:span text:style-name="T2">Contenus</text:span><text:span text:style-name="T3"> :</text:span></text:p>
      <text:list xml:id="list3983648264" text:style-name="L1">
        <text:list-item>
          <text:p text:style-name="P9">Base orthonormée. Coordonnées d’un vecteur. Expression de la norme d’un vecteur.</text:p>
        </text:list-item>
        <text:list-item>
          <text:p text:style-name="P9">Expression des coordonnées de<draw:frame draw:style-name="fr1" draw:name="Objet1" text:anchor-type="as-char" svg:y="-0.466cm" svg:width="0.917cm" svg:height="0.564cm" draw:z-index="0"><draw:object xlink:href="./Object 1" xlink:type="simple" xlink:show="embed" xlink:actuate="onLoad"/><draw:image xlink:href="./ObjectReplacements/Object 1" xlink:type="simple" xlink:show="embed" xlink:actuate="onLoad"/></draw:frame>en fonction de celles de<draw:frame draw:style-name="fr1" draw:name="Objet2" text:anchor-type="as-char" svg:y="-0.33cm" svg:width="0.561cm" svg:height="0.429cm" draw:z-index="1"><draw:object xlink:href="./Object 2" xlink:type="simple" xlink:show="embed" xlink:actuate="onLoad"/><draw:image xlink:href="./ObjectReplacements/Object 2" xlink:type="simple" xlink:show="embed" xlink:actuate="onLoad"/></draw:frame>et de<draw:frame draw:style-name="fr1" draw:name="Objet3" text:anchor-type="as-char" svg:y="-0.33cm" svg:width="0.575cm" svg:height="0.429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9">Produit d’un vecteur par un nombre réel. Colinéarité de deux vecteurs.</text:p>
        </text:list-item>
        <text:list-item>
          <text:p text:style-name="P9">Déterminant de deux vecteurs dans une base orthonormée, critère de colinéarité. Application à l’alignement, au parallélisme.</text:p>
        </text:list-item>
      </text:list>
      <text:p text:style-name="P2"><text:span text:style-name="T2">Capacités attendues</text:span> :</text:p>
      <text:list xml:id="list2953939239" text:style-name="L2">
        <text:list-item>
          <text:p text:style-name="P10">Représenter un vecteur dont on connaît les coordonnées. Lire les coordonnées d’un vecteur.</text:p>
        </text:list-item>
        <text:list-item>
          <text:p text:style-name="P10">Calculer les coordonnées d’une somme de vecteurs, d’un produit d’un vecteur par un nombre réel.</text:p>
        </text:list-item>
        <text:list-item>
          <text:p text:style-name="P10">Calculer la distance entre deux points. Calculer les coordonnées du milieu d’un segment.</text:p>
        </text:list-item>
        <text:list-item>
          <text:p text:style-name="P10">Résoudre des problèmes en utilisant la représentation la plus adaptée des vecteurs.</text:p>
        </text:list-item>
      </text:list>
      <text:p text:style-name="P2"><text:span text:style-name="T2">Démonstration</text:span> :</text:p>
      <text:list xml:id="list1166532901" text:style-name="L3">
        <text:list-item>
          <text:p text:style-name="P11">Deux vecteurs sont colinéaires si et seulement si leur déterminant est nul.</text:p>
        </text:list-item>
      </text:list>
      <text:p text:style-name="P3"><text:span text:style-name="T1">Approfondissement possible</text:span><text:span text:style-name="T4"> :</text:span></text:p>
      <text:h text:style-name="P6" text:outline-level="1">Objectif<text:span text:style-name="T5">s</text:span> d’apprentissage</text:h>
      <text:list xml:id="list4140326094" text:style-name="L4">
        <text:list-item>
          <text:p text:style-name="P13">Lire les coordonnées d’un vecteur. Lire les coordonnées sachant les coordonnées de l’origine et de la destination du vecteur.</text:p>
        </text:list-item>
        <text:list-item>
          <text:p text:style-name="P14">Calculer la norme d’un vecteur à partir de ses coordonnées. Calculer la distance entre deux points.</text:p>
        </text:list-item>
        <text:list-item>
          <text:p text:style-name="P16">Additionner des vecteurs, multiplier par une constante en utilisant les coordonnées.</text:p>
        </text:list-item>
        <text:list-item>
          <text:p text:style-name="P12">Calculer les coordonnées du milieu d’un segment.</text:p>
        </text:list-item>
        <text:list-item>
          <text:p text:style-name="P17">Montrer que deux vecteurs sont colinéaires, en calculant le déterminant. <text:span text:style-name="T6">Utiliser la colinéarité de deux vecteurs pour montrer un alignement/un parallélisme.</text:span></text:p>
        </text:list-item>
        <text:list-item>
          <text:p text:style-name="P15">Alterner entre les 2 représentations des vecteurs.</text:p>
        </text:list-item>
      </text:list>
      <text:h text:style-name="P7" text:outline-level="1"><text:soft-page-break/>Séances</text:h>
      <text:h text:style-name="P8" text:outline-level="3">Séance 1</text:h>
      <text:p text:style-name="P4">Notion de base orthonormée, de coordonnées de vecteurs.</text:p>
      <text:h text:style-name="P8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2-27T12:49:37.188984874</dc:date>
    <meta:editing-duration>PT1H33M53S</meta:editing-duration>
    <meta:editing-cycles>28</meta:editing-cycles>
    <meta:document-statistic meta:table-count="0" meta:image-count="0" meta:object-count="3" meta:page-count="2" meta:paragraph-count="25" meta:word-count="234" meta:character-count="1527" meta:non-whitespace-character-count="1333"/>
  </office:meta>
</office:document-meta>
</file>

<file path=Object 1/content.xml><?xml version="1.0" encoding="utf-8"?>
<math xmlns="http://www.w3.org/1998/Math/MathML" display="block">
  <semantics>
    <mover accent="true">
      <mi mathvariant="italic">AB</mi>
      <mo stretchy="false">⃗</mo>
    </mover>
    <annotation encoding="StarMath 5.0">vec AB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